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Georgia1" svg:font-family="Georgia"/>
    <style:font-face style:name="Arial Black" svg:font-family="'Arial Blac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Black2" svg:font-family="'Arial Black'"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fd966" fo:padding="0.0694in" fo:border="1pt solid #000000">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fd966" fo:padding="0.0694in" fo:border="1pt solid #000000">
        <style:background-image/>
      </style:table-cell-properties>
    </style:style>
    <style:style style:name="Table3" style:family="table">
      <style:table-properties style:width="6.6667in" fo:margin-left="0in" fo:margin-top="0in" fo:margin-bottom="0in" table:align="left"/>
    </style:style>
    <style:style style:name="Table3.A" style:family="table-column">
      <style:table-column-properties style:column-width="3.2813in"/>
    </style:style>
    <style:style style:name="Table3.B" style:family="table-column">
      <style:table-column-properties style:column-width="3.3847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d9d9d9" fo:padding="0.0694in" fo:border="1pt solid #000000">
        <style:background-image/>
      </style:table-cell-properties>
    </style:style>
    <style:style style:name="Table4.A2" style:family="table-cell">
      <style:table-cell-properties style:vertical-align="" fo:padding="0.0694in" fo:border="1pt solid #000000"/>
    </style:style>
    <style:style style:name="P1" style:family="paragraph" style:parent-style-name="Standard" style:master-page-name="Standard">
      <style:paragraph-properties fo:margin-left="0in" fo:margin-right="0in" fo:margin-top="0in" fo:margin-bottom="0.2083in" loext:contextual-spacing="false" fo:line-height="100%" fo:text-align="start" style:justify-single-word="false" fo:keep-together="auto" fo:orphans="0" fo:widows="0" fo:text-indent="0in" style:auto-text-indent="false" style:page-number="1" fo:padding="0in" fo:border="none" fo:keep-with-next="auto"/>
    </style:style>
    <style:style style:name="P2" style:family="paragraph" style:parent-style-name="Standard">
      <style:paragraph-properties fo:margin-left="0in" fo:margin-right="0in" fo:line-height="100%"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2" style:font-size-asian="12pt" style:font-style-asian="normal" style:font-weight-asian="normal" style:font-name-complex="Georgia2"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Black" fo:font-size="12pt" fo:font-style="normal" style:text-underline-style="none" fo:font-weight="normal" style:font-name-asian="Arial Black2" style:font-size-asian="12pt" style:font-style-asian="normal" style:font-weight-asian="normal" style:font-name-complex="Arial Black2"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b5394" style:text-line-through-style="none" style:text-line-through-type="none" style:text-position="0% 100%" style:font-name="Georgia" fo:font-size="14pt" fo:font-style="normal" style:text-underline-style="none" fo:font-weight="bold" style:font-name-asian="Georgia2" style:font-size-asian="14pt" style:font-style-asian="normal" style:font-weight-asian="bold" style:font-name-complex="Georgia2"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b5394" fo:font-size="14pt" fo:font-weight="bold" style:font-size-asian="14pt" style:font-weight-asian="bold" style:font-size-complex="14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10"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3" style:family="paragraph" style:parent-style-name="Standard" style:list-style-name="WWNum4">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4"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5" style:family="paragraph" style:parent-style-name="Standard" style:list-style-name="WWNum5">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6"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9"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0" style:family="paragraph" style:parent-style-name="Standard" style:list-style-name="WWNum5">
      <style:paragraph-properties fo:margin-left="1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1" style:family="paragraph" style:parent-style-name="Standard" style:list-style-name="WWNum3">
      <style:paragraph-properties fo:margin-left="1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2" style:family="paragraph" style:parent-style-name="Standard" style:list-style-name="WWNum2">
      <style:paragraph-properties fo:margin-left="1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3" style:family="paragraph" style:parent-style-name="Standard" style:list-style-name="WWNum3">
      <style:paragraph-properties fo:margin-left="1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2">
      <style:paragraph-properties fo:margin-left="1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5">
      <style:paragraph-properties fo:margin-left="1.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6" style:family="paragraph" style:parent-style-name="Standard">
      <style:paragraph-properties fo:padding="0in" fo:border="none"/>
    </style:style>
    <style:style style:name="P27" style:family="paragraph" style:parent-style-name="Standard">
      <style:paragraph-properties fo:margin-left="0in" fo:margin-right="0.0626in" fo:text-indent="0in" style:auto-text-indent="false" fo:padding="0in" fo:border="none"/>
    </style:style>
    <style:style style:name="P28" style:family="paragraph" style:parent-style-name="Standard">
      <style:paragraph-properties fo:margin-left="0in" fo:margin-right="0.0626in" fo:margin-top="0in" fo:margin-bottom="0in" loext:contextual-spacing="false" fo:line-height="100%" fo:text-indent="0in" style:auto-text-indent="false" fo:padding="0in" fo:border="none"/>
    </style:style>
    <style:style style:name="P29" style:family="paragraph" style:parent-style-name="Standard">
      <style:paragraph-properties fo:margin-left="0in" fo:margin-right="0.0626in" fo:margin-top="0in" fo:margin-bottom="0in" loext:contextual-spacing="false" fo:line-height="100%" fo:text-indent="0in" style:auto-text-indent="false" fo:padding="0in" fo:border="none"/>
      <style:text-properties fo:color="#4a86e8" style:font-name="Consolas" fo:font-weight="bold" style:font-name-asian="Consolas1" style:font-weight-asian="bold" style:font-name-complex="Consolas1"/>
    </style:style>
    <style:style style:name="P30" style:family="paragraph" style:parent-style-name="Standard">
      <style:paragraph-properties fo:margin-left="0in" fo:margin-right="0.0626in" fo:margin-top="0in" fo:margin-bottom="0in" loext:contextual-spacing="false" fo:line-height="100%" fo:text-indent="0in" style:auto-text-indent="false" fo:padding="0in" fo:border="none"/>
      <style:text-properties style:font-name="Consolas" style:font-name-asian="Consolas1" style:font-name-complex="Consolas1"/>
    </style:style>
    <style:style style:name="P31" style:family="paragraph" style:parent-style-name="Heading_20_2">
      <style:paragraph-properties fo:margin-left="0in" fo:margin-right="0in" fo:margin-top="0in" fo:margin-bottom="0.1563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Heading_20_2">
      <style:paragraph-properties fo:margin-left="0in" fo:margin-right="0in" fo:margin-top="0.1563in" fo:margin-bottom="0.1563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fo:font-variant="normal" fo:text-transform="none" fo:color="#0b5394" style:text-line-through-style="none" style:text-line-through-type="none" style:text-position="0% 100%" style:font-name="Georgia" fo:font-size="24pt" fo:font-style="normal" style:text-underline-style="none" fo:font-weight="normal" style:font-name-asian="Georgia2" style:font-size-asian="24pt" style:font-style-asian="normal" style:font-weight-asian="normal" style:font-name-complex="Georgia2" style:font-size-complex="24pt"/>
    </style:style>
    <style:style style:name="T2" style:family="text">
      <style:text-properties fo:font-variant="normal" fo:text-transform="none" fo:color="#0b5394" style:text-line-through-style="none" style:text-line-through-type="none" style:text-position="0% 100%" style:font-name="Georgia" fo:font-size="14pt" fo:font-style="normal" style:text-underline-style="none" fo:font-weight="bold" style:font-name-asian="Georgia2" style:font-size-asian="14pt" style:font-style-asian="normal" style:font-weight-asian="bold" style:font-name-complex="Georgia2" style:font-size-complex="14pt"/>
    </style:style>
    <style:style style:name="T3"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2" style:font-size-asian="12pt" style:font-style-asian="normal" style:font-weight-asian="normal" style:font-name-complex="Georgia2" style:font-size-complex="12pt"/>
    </style:style>
    <style:style style:name="T4"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2" style:font-size-asian="12pt" style:font-style-asian="normal" style:font-weight-asian="normal" style:font-name-complex="Georgia2" style:font-size-complex="12pt" fo:background-color="#ffff00"/>
    </style:style>
    <style:style style:name="T5"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2" style:font-size-asian="12pt" style:font-style-asian="normal" style:font-weight-asian="normal" style:font-name-complex="Georgia2" style:font-size-complex="12pt" fo:background-color="#ffffff"/>
    </style:style>
    <style:style style:name="T6"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2" style:font-size-asian="12pt" style:font-style-asian="normal" style:font-weight-asian="bold" style:font-name-complex="Georgia2" style:font-size-complex="12pt"/>
    </style:style>
    <style:style style:name="T7"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2" style:font-size-asian="12pt" style:font-style-asian="normal" style:font-weight-asian="bold" style:font-name-complex="Georgia2" style:font-size-complex="12pt" fo:background-color="#ffffff"/>
    </style:style>
    <style:style style:name="T8" style:family="text">
      <style:text-properties fo:font-variant="normal" fo:text-transform="none" fo:color="#000000" style:text-line-through-style="none" style:text-line-through-type="none" style:text-position="0% 100%" style:font-name="Arial Black" fo:font-size="12pt" fo:font-style="normal" style:text-underline-style="none" fo:font-weight="normal" style:font-name-asian="Arial Black2" style:font-size-asian="12pt" style:font-style-asian="normal" style:font-weight-asian="normal" style:font-name-complex="Arial Black2" style:font-size-complex="12pt" fo:background-color="#ffff00"/>
    </style:style>
    <style:style style:name="T9" style:family="text">
      <style:text-properties fo:font-variant="normal" fo:text-transform="none" fo:color="#000000" style:text-line-through-style="none" style:text-line-through-type="none" style:text-position="0% 100%" style:font-name="Arial Black" fo:font-size="12pt" fo:font-style="normal" style:text-underline-style="none" fo:font-weight="normal" style:font-name-asian="Arial Black2" style:font-size-asian="12pt" style:font-style-asian="normal" style:font-weight-asian="normal" style:font-name-complex="Arial Black2" style:font-size-complex="12pt"/>
    </style:style>
    <style:style style:name="T10"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Consolas" fo:font-size="12pt" fo:font-style="normal" style:text-underline-style="none" style:font-name-asian="Consolas1" style:font-size-asian="12pt" style:font-style-asian="normal" style:font-name-complex="Consolas1" style:font-size-complex="12pt"/>
    </style:style>
    <style:style style:name="T13" style:family="text">
      <style:text-properties fo:font-variant="normal" fo:text-transform="none" fo:color="#0000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T14" style:family="text">
      <style:text-properties fo:font-variant="normal" fo:text-transform="none" fo:color="#000000" style:text-line-through-style="none" style:text-line-through-type="none" style:text-position="0% 100%" style:font-name="Consolas" fo:font-size="12pt" fo:font-style="normal" style:text-underline-style="none" fo:font-weight="bold" style:font-name-asian="Consolas1" style:font-size-asian="12pt" style:font-style-asian="normal" style:font-weight-asian="bold" style:font-name-complex="Consolas1" style:font-size-complex="12pt"/>
    </style:style>
    <style:style style:name="T15" style:family="text">
      <style:text-properties fo:font-variant="normal" fo:text-transform="none" fo:color="#ff0000" style:text-line-through-style="none" style:text-line-through-type="none" style:text-position="0% 100%" style:font-name="Arial Black" fo:font-size="12pt" fo:font-style="normal" style:text-underline-style="none" fo:font-weight="normal" style:font-name-asian="Arial Black2" style:font-size-asian="12pt" style:font-style-asian="normal" style:font-weight-asian="normal" style:font-name-complex="Arial Black2" style:font-size-complex="12pt"/>
    </style:style>
    <style:style style:name="T16" style:family="text">
      <style:text-properties fo:font-variant="normal" fo:text-transform="none" fo:color="#ff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7" style:family="text">
      <style:text-properties fo:font-variant="normal" fo:text-transform="none" fo:color="#6aa84f" style:text-line-through-style="none" style:text-line-through-type="none" style:text-position="0% 100%" style:font-name="Arial Black" fo:font-size="12pt" fo:font-style="normal" style:text-underline-style="none" fo:font-weight="normal" style:font-name-asian="Arial Black2" style:font-size-asian="12pt" style:font-style-asian="normal" style:font-weight-asian="normal" style:font-name-complex="Arial Black2" style:font-size-complex="12pt"/>
    </style:style>
    <style:style style:name="T18" style:family="text">
      <style:text-properties fo:font-variant="normal" fo:text-transform="none" fo:color="#6aa84f"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9" style:family="text">
      <style:text-properties fo:font-variant="normal" fo:text-transform="none" fo:color="#0000ee" style:text-line-through-style="none" style:text-line-through-type="none" style:text-position="0% 100%" style:font-name="Georgia" fo:font-size="12pt" fo:font-style="normal" style:text-underline-style="solid" style:text-underline-width="auto" style:text-underline-color="font-color" fo:font-weight="normal" style:font-name-asian="Georgia2" style:font-size-asian="12pt" style:font-style-asian="normal" style:font-weight-asian="normal" style:font-name-complex="Georgia2" style:font-size-complex="12pt"/>
    </style:style>
    <style:style style:name="T20" style:family="text">
      <style:text-properties fo:font-variant="normal" fo:text-transform="none" fo:color="#8e7cc3"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21" style:family="text">
      <style:text-properties fo:color="#4a86e8" fo:font-style="italic" style:font-style-asian="italic"/>
    </style:style>
    <style:style style:name="T22" style:family="text">
      <style:text-properties fo:color="#4a86e8" fo:font-weight="bold" style:font-weight-asian="bold"/>
    </style:style>
    <style:style style:name="T23" style:family="text">
      <style:text-properties fo:color="#4a86e8" style:font-name="Consolas" fo:font-weight="bold" style:font-name-asian="Consolas1" style:font-weight-asian="bold" style:font-name-complex="Consolas1"/>
    </style:style>
    <style:style style:name="T24" style:family="text">
      <style:text-properties style:font-name="Arial Black" style:font-name-asian="Arial Black2" style:font-name-complex="Arial Black2"/>
    </style:style>
    <style:style style:name="T25" style:family="text">
      <style:text-properties style:font-name="Arial Black" style:font-name-asian="Arial Black2" style:font-name-complex="Arial Black2" fo:background-color="#ffff00"/>
    </style:style>
    <style:style style:name="T26" style:family="text">
      <style:text-properties fo:font-weight="bold" style:font-weight-asian="bold"/>
    </style:style>
    <style:style style:name="T27" style:family="text">
      <style:text-properties fo:font-weight="bold" style:font-weight-asian="bold" fo:background-color="#ffff00"/>
    </style:style>
    <style:style style:name="T28" style:family="text">
      <style:text-properties style:text-underline-style="none"/>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color="#1155cc" style:text-underline-style="solid" style:text-underline-width="auto" style:text-underline-color="font-color"/>
    </style:style>
    <style:style style:name="T32" style:family="text">
      <style:text-properties fo:color="#0b5394"/>
    </style:style>
    <style:style style:name="T33" style:family="text">
      <style:text-properties fo:color="#0b5394" fo:font-size="14pt" fo:font-weight="bold" style:font-size-asian="14pt" style:font-weight-asian="bold" style:font-size-complex="14pt"/>
    </style:style>
    <style:style style:name="T34" style:family="text">
      <style:text-properties style:font-name="Consolas" style:font-name-asian="Consolas1" style:font-name-complex="Consolas1"/>
    </style:style>
    <style:style style:name="T35" style:family="text">
      <style:text-properties style:font-name="Consolas" fo:font-weight="bold" style:font-name-asian="Consolas1" style:font-weight-asian="bold" style:font-name-complex="Consolas1"/>
    </style:style>
    <style:style style:name="T36" style:family="text">
      <style:text-properties fo:background-color="#ffff00"/>
    </style:style>
    <style:style style:name="T37" style:family="text">
      <style:text-properties style:text-line-through-style="solid" style:text-line-through-type="single"/>
    </style:style>
    <style:style style:name="T38" style:family="text">
      <style:text-properties style:font-name="Courier New" style:font-name-asian="Courier New1" style:font-name-complex="Courier New1"/>
    </style:style>
    <style:style style:name="T39" style:family="text">
      <style:text-properties fo:color="#9900ff"/>
    </style:style>
    <style:style style:name="T40" style:family="text">
      <style:text-properties fo:color="#9900ff"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Калькулятор выражений</text:span></text:p>
      <text:p text:style-name="P2"><text:span text:style-name="T21">Весна 2020,<text:line-break/>с изменениями от 13.05.2019</text:span></text:p>
      <text:p text:style-name="P2"/>
      <text:p text:style-name="P3"><text:span text:style-name="T3">В качестве курсового проекта требуется написать программу — калькулятор, умеющий вычислять значение арифметических выражений, которые задаются пользователем в виде строки текста: "3 * 2.5 / (2 + 2 * 7)".</text:span></text:p>
      <text:p text:style-name="P5"/>
      <text:p text:style-name="P3"><text:span text:style-name="T4">Желтым маркером</text:span><text:span text:style-name="T3"> помечаются изменения в тексте условия по сравнению с первоначальным вариантом. Иногда приходится уточнять задание в течение семестра после получения обратной связи. Добавлены и изменены пункты: </text:span><text:span text:style-name="T25">2.5.</text:span></text:p>
      <text:p text:style-name="P6"/>
      <text:p text:style-name="P3"><text:span text:style-name="T3">Программы </text:span>получаются<text:span text:style-name="T3"> по почте и проверяются полуавтоматически при помощи глупого робота, поэтому существует внушительный набор </text:span><text:span text:style-name="T6">обязательных</text:span><text:span text:style-name="T3"> формальных требований, которых необходимо придерживаться. В противном случае ваша программа может быть просто не замечена или забракована. Заодно проверяется ваша способность работать на "заказчика", выполняя его предписания.</text:span></text:p>
      <text:p text:style-name="P5"/>
      <text:p text:style-name="P3">Робот последовательно проводит серию тестов (разбитых на стадии), отмечая результат прохождения в таблице и намекает на ошибки:</text:p>
      <text:list xml:id="list2118772079" text:style-name="WWNum4">
        <text:list-item>
          <text:p text:style-name="P13"><text:span text:style-name="T26">S0</text:span> (stage00): проверка формата письма, архива с исходными файлами, самих файлов на предмет запрещенных конструкций, компилирование;</text:p>
        </text:list-item>
        <text:list-item>
          <text:p text:style-name="P13"><text:span text:style-name="T26">S1</text:span> (stage01): короткая проверка реакции приложения на входные данные, без сверки ответов (15+ выражений);</text:p>
        </text:list-item>
        <text:list-item>
          <text:p text:style-name="P13"><text:span text:style-name="T26">S2</text:span> (stage02): проверка реализации базовых арифметических операций, со сверкой ответов (150+ выражений);</text:p>
        </text:list-item>
        <text:list-item>
          <text:p text:style-name="P13"><text:span text:style-name="T26">S3</text:span> (stage03): более серьезный автоматический тест на различных выражениях, проверка реакции приложения на входные данные, со сверкой ответов (ещё 200+ выражений).</text:p>
        </text:list-item>
        <text:list-item>
          <text:p text:style-name="P13"><text:span text:style-name="T26">S4</text:span> (stage04): дополнительные проверки на поведение в нестандартных ситуациях (нехватка памяти и т.п.).</text:p>
        </text:list-item>
        <text:list-item>
          <text:p text:style-name="P13"><text:span text:style-name="T26">S5</text:span> (stage05): проверка выражений с заданиями на отлично.</text:p>
        </text:list-item>
      </text:list>
      <text:p text:style-name="P3">Далее идёт общение с преподавателем, исправление кода по замечаниям, проверка задания на отлично и выставление оценки.</text:p>
      <text:p text:style-name="P4"/>
      <text:p text:style-name="P3">Все работы по курсовику разбиты на части (этапы), которые нужно проходить один за другим, точно в срок. На сегодняшний момент выделены следующие промежуточные этапы до сдачи финальной версии проекта:</text:p>
      <text:list xml:id="list1513692736" text:style-name="WWNum1">
        <text:list-item>
          <text:p text:style-name="P14"><text:span text:style-name="T26">М0</text:span> (до даты второй лекции, 00:00): на адрес <text:span text:style-name="T26">робота</text:span> написано приветственное письмо, автоматически проходится S0, т.е. это письмо получено роботом, его формат понят, присланная в архиве минимальная программа на Си скомпилирована без ошибок, вами получен ответ.</text:p>
        </text:list-item>
        <text:list-item>
          <text:p text:style-name="P14"><text:span text:style-name="T26">M1</text:span> (до 1 марта, 00:00): автоматически проходится S1, т.е. сделана интерфейсная часть без вычислительного модуля (пп.1, 2.1 задания).</text:p>
        </text:list-item>
        <text:list-item>
          <text:p text:style-name="P14"><text:span text:style-name="T26">M2</text:span> (до 1 апреля, 00:00): автоматически проходится S2, т.е. сделан базовый вычислительный модуль (пп.3.2.1, 3.3.2, 3.3.3, 3.5, 3.6).</text:p>
        </text:list-item>
        <text:list-item>
          <text:p text:style-name="P14"><text:span text:style-name="T26">M3</text:span> (до 1 мая, 00:00): автоматически проходится S3, т.е. все контрольные выражения считаются корректно, корректно определяются ошибочные выражения.</text:p>
        </text:list-item>
        <text:list-item>
          <text:p text:style-name="P14"><text:span text:style-name="T26">RC</text:span> (до 0:00 пятницы зачётной недели): автоматически проходится S4, возможно S5, уже пройден этап “ручной” проверки, защиты курсовой преподавателю, сдачи отчёта. Ведомость на курсовую работу заполняется в пятницу, положительная оценка выставляется при наличии всех необходимых пунктов.</text:p>
        </text:list-item>
      </text:list>
      <text:p text:style-name="P11"/>
      <text:p text:style-name="P11"><text:soft-page-break/></text:p>
      <text:p text:style-name="P11">Программу не имеет смысл показывать роботу и преподавателю, если не выполнен хотя бы п.1 полностью и обязательно п.2.1 полностью, с подпунктами (вас всё равно никто не поймёт). Остальные пункты можно выполнять постепенно, разумеется,<text:span text:style-name="T26"> не злоупотребляя количеством итераций сдачи</text:span>.</text:p>
      <text:p text:style-name="P11"/>
      <table:table table:name="Table1" table:style-name="Table1">
        <table:table-column table:style-name="Table1.A"/>
        <table:table-row table:style-name="Table1.1">
          <table:table-cell table:style-name="Table1.A1" office:value-type="string">
            <text:p text:style-name="P3">Не следует использовать робота в качестве бесплатного низкосортного тестировщика. Робот является своего рода ЭКЗАМЕНАТОРОМ, к которому следует приходить хорошо подготовившись, минимизируя количество встреч.</text:p>
          </table:table-cell>
        </table:table-row>
      </table:table>
      <text:p text:style-name="P10"/>
      <text:p text:style-name="P3">Злоупотребление роботом приведёт к ужесточению условий, уменьшению времени, когда он доступен. Каждое следующее письмо должно <text:span text:style-name="T26">существенно отличаться </text:span>от предыдущего (см. п.1.4.5).</text:p>
      <text:p text:style-name="P3"/>
      <table:table table:name="Table2" table:style-name="Table2">
        <table:table-column table:style-name="Table2.A"/>
        <table:table-row table:style-name="Table2.1">
          <table:table-cell table:style-name="Table2.A1" office:value-type="string">
            <text:p text:style-name="P4">При выявлении случая плагиата на любой стадии сдачи сразу же выставляется оценка “неудовлетворительно” без возможности пересдачи данного проекта.</text:p>
          </table:table-cell>
        </table:table-row>
      </table:table>
      <text:p text:style-name="P3"/>
      <text:p text:style-name="P4"/>
      <text:p text:style-name="P31"><text:span text:style-name="T2">1. Требования к форме сдачи</text:span></text:p>
      <text:list xml:id="list494832015" text:style-name="WWNum5">
        <text:list-item>
          <text:p text:style-name="P15"><text:span text:style-name="T9">1.1. </text:span><text:span text:style-name="T3">Язык программирования: ANSI C, стандарт 1989 г., плюс дополнения Microsoft (</text:span>напр., <text:span text:style-name="T3">отладки </text:span>crtdbg.h<text:span text:style-name="T3">).</text:span></text:p>
        </text:list-item>
        <text:list-item>
          <text:p text:style-name="P15"><text:span text:style-name="T9">1.2. </text:span><text:span text:style-name="T3">Среда разработки: Microsoft® Visual C++® 2008/2010/</text:span>2012/2013 Express или 2015 Community<text:span text:style-name="T3"> (робот использует </text:span><text:span text:style-name="T6">201</text:span><text:span text:style-name="T26">5 Community</text:span><text:span text:style-name="T3">).</text:span></text:p>
        </text:list-item>
        <text:list-item>
          <text:p text:style-name="P15"><text:span text:style-name="T9">1.3. </text:span><text:span text:style-name="T3">Алгоритм: произвольный, т.е. а) итеративный поиск операндов и операций, вычи</text:span>сление<text:span text:style-name="T3"> и замена в строке, б) преобразование в обратн</text:span>ую<text:span text:style-name="T3"> польск</text:span>ую<text:span text:style-name="T3"> запись c её </text:span>вычислением<text:span text:style-name="T3">, в</text:span>) <text:span text:style-name="T3">построение дерева выражений, г) собственное изобретение… Каждый из пунктов </text:span>на самом деле является классом алгоритмов, так что количество реализаций огромно.</text:p>
        </text:list-item>
        <text:list-item>
          <text:p text:style-name="P15"><text:span text:style-name="T9">1.4. </text:span><text:span text:style-name="T3">Сдача: в несколько подходов в течение семестра по электронной почте с последующей очной защитой. К формату сдачи предъявляются определенные требования:</text:span></text:p>
          <text:list>
            <text:list-item>
              <text:p text:style-name="P20"><text:span text:style-name="T9">1.4.1. </text:span><text:span text:style-name="T3">Тема письма должна начинаться с фразы “</text:span><text:span text:style-name="T10">calc:</text:span><text:span text:style-name="T3">”, за которой через пробел следует </text:span><text:span text:style-name="T6">фамилия </text:span><text:span text:style-name="T3">и </text:span><text:span text:style-name="T6">имя</text:span><text:span text:style-name="T3">, именно в этом порядке, записанные латиницей (</text:span>единообразно от письма к письму<text:span text:style-name="T3">). Например, “calc: Smirnov Pavel”. Больше ничего в теме быть не должно.</text:span></text:p>
            </text:list-item>
            <text:list-item>
              <text:p text:style-name="P20"><text:span text:style-name="T9">1.4.2. </text:span><text:span text:style-name="T3">К письму должен быть приложен один архив формата ZIP, содержащий исходные файлы программы.</text:span></text:p>
            </text:list-item>
            <text:list-item>
              <text:p text:style-name="P20"><text:span text:style-name="T9">1.4.3. </text:span><text:span text:style-name="T3">Архив должен содержать только исходные файлы программы (названные латиницей) без каталогов, подкаталогов и вспомогательных файлов. Допустимые расширения файлов: *.c, *.h. Примечание: файл проекта при компиляции всё равно </text:span>не используется<text:span text:style-name="T3">.</text:span></text:p>
            </text:list-item>
            <text:list-item>
              <text:p text:style-name="P20"><text:span text:style-name="T9">1.4.4. </text:span><text:span text:style-name="T5">Программа должна компилироваться без ошибок и предупреждений вплоть до 4-ого уровня, что надо указать в свойствах проекта (Configuration Properties → C/C++ → General → Warning Level = 4 и Treat Warnings As Errors = True). Отключа</text:span>ть предупреждения компилятора любыми способами запрещается, их нужно принимать во внимание и исправлять соответствующий код. Примечание: #define для библиотеки crtdbg необходимо указывать в настройках проекта, а не в самих исходных файлах.</text:p>
            </text:list-item>
            <text:list-item>
              <text:p text:style-name="P20"><text:span text:style-name="T24">1.4.5.</text:span> Тело письма должно содержать непустой список существенных отличий этой версии от предыдущей (присланной предыдущим письмом). Никаких изменений наугад в коде быть не должно, только обнаруженные и исправленные ошибки, дополненная функциональность. Следует стараться минимизировать количество писем роботу, в идеале требуется пройти весь курсовик за 5-10 попыток.</text:p>
            </text:list-item>
          </text:list>
        </text:list-item>
        <text:list-item>
          <text:p text:style-name="P15"><text:span text:style-name="T24">1.5. </text:span>Исходные коды: только собственноручно написанные. Разрешается общаться, советоваться, обсуждать алгоритмы, но не обмениваться кусками кода или программами. <text:span text:style-name="T29">При выявлении случая плагиата на любой стадии сдачи сразу же выставляется оценка </text:span><text:span text:style-name="T30">“неудовлетворительно”</text:span><text:span text:style-name="T29"> без возможности пересдачи данного проекта.</text:span> Соответственно, экзаменационная оценка будет выставляться исходя из максимальной “тройки”, а для курсового проекта выдаётся другое задание.</text:p>
        </text:list-item>
        <text:list-item>
          <text:p text:style-name="P15"><text:span text:style-name="T24">1.6. </text:span>Отчёт: при наличии отдельной оценки в учебных планах оформляется в виде электронного документа (по ходу действия) и распечатки (в конце семестра при защите).</text:p>
          <text:list>
            <text:list-item>
              <text:p text:style-name="P20"><text:span text:style-name="T24">1.6.1.</text:span> Формат электронного документа PDF (напр. LaTeX или экспорт из Microsoft Word).</text:p>
            </text:list-item>
            <text:list-item>
              <text:p text:style-name="P20"><text:span text:style-name="T24">1.6.2.</text:span> Распечатка на листах А4 с одной стороны, скрепленная степлером.</text:p>
            </text:list-item>
            <text:list-item>
              <text:p text:style-name="P20"><text:span text:style-name="T24">1.6.3.</text:span> Оформление в соответствии с действующим законодательством и нормативными документами</text:p>
              <text:list>
                <text:list-item>
                  <text:p text:style-name="P25">Положение по содержанию, оформлению, организации выполнения и защиты курсовых проектов и курсовых работ. — СПб.: СПбГПУ. — 2013:<text:line-break/><text:a xlink:type="simple" xlink:href="http://dmo.spbstu.ru/images/stories/Polozenie_o_KR_i_KP.pdf" text:style-name="ListLabel_20_46" text:visited-style-name="ListLabel_20_46"><text:span text:style-name="T31">http://dmo.spbstu.ru/images/stories/Polozenie_o_KR_i_KP.pdf</text:span></text:a></text:p>
                </text:list-item>
                <text:list-item>
                  <text:p text:style-name="P25"><text:soft-page-break/>Маслов, В. И. Правила оформления студенческих текстовых документов: дипломных (курсовых) проектов (работ), отчётов и рефератов [Электронный ресурс]: методические рекомендации / В.И. Маслов, Л.Н. Шуткевич; — СПб.: СПбГПУ. — 2013:<text:line-break/><text:a xlink:type="simple" xlink:href="http://elib.spbstu.ru/dl/2/2976.pdf" text:style-name="ListLabel_20_46" text:visited-style-name="ListLabel_20_46"><text:span text:style-name="T31">http://elib.spbstu.ru/dl/2/2976.pdf</text:span></text:a></text:p>
                </text:list-item>
              </text:list>
            </text:list-item>
            <text:list-item>
              <text:p text:style-name="P20"><text:span text:style-name="T24">1.6.4. </text:span>Содержание должно включать в себя: постановку задачи, описание алгоритма в целом и решение некоторых частных задач, см. шаблон на сайте курса.</text:p>
            </text:list-item>
          </text:list>
        </text:list-item>
      </text:list>
      <text:p text:style-name="P32"><text:span text:style-name="T2">2. Требования к </text:span><text:span text:style-name="T32">тестовой </text:span><text:span text:style-name="T2">программ</text:span><text:span text:style-name="T32">е</text:span></text:p>
      <text:list xml:id="list116415645" text:style-name="WWNum3">
        <text:list-item>
          <text:p text:style-name="P16"><text:span text:style-name="T9">2.1. </text:span><text:span text:style-name="T3">Программа должна быть консольным приложением (Win32 Console Application), запускаемым из командной строки.</text:span></text:p>
          <text:list>
            <text:list-item>
              <text:p text:style-name="P21"><text:span text:style-name="T9">2.1.1. </text:span><text:span text:style-name="T3">Если программа запущена без параметров, то входные данные должны читаться из стандартного потока, построчно, до конца потока. Примечание: в среде Windows в консольном приложении в интера</text:span>ктивном режиме <text:span text:style-name="T3">сигнал конца потока с клавиатуры можно передать в программу, если </text:span><text:span text:style-name="T6">в </text:span><text:span text:style-name="T7">начале</text:span><text:span text:style-name="T3"> строки ввода нажать комбинацию клавиш Ctrl+Z, ENTER</text:span>; в режиме перенаправления ввода-вывода конец потока приходит автоматически.</text:p>
            </text:list-item>
            <text:list-item>
              <text:p text:style-name="P21"><text:span text:style-name="T9">2.1.2. </text:span><text:span text:style-name="T3">Если программа запущена с одним параметром (именем файла), то входные данные должны читаться из этого текстового файла, построчно, до конца (потока). Примечание: никакой программной разницы при чтении из стандартного потока и из файла нет, и то, и другое — потоки. Никакого дублирования кода не требуется, и оно не должно </text:span>присутствовать <text:span text:style-name="T3">в тексте программы.</text:span></text:p>
            </text:list-item>
            <text:list-item>
              <text:p text:style-name="P21"><text:span text:style-name="T9">2.1.3. </text:span><text:span text:style-name="T3">Если программа запущена без параметров, но с перенаправлением ввода и/или вывода, она по-прежнему должна работать и завершаться корректно, аналогично предыдущим двум способам запуска.</text:span></text:p>
            </text:list-item>
            <text:list-item>
              <text:p text:style-name="P21"><text:span text:style-name="T9">2.1.4.</text:span><text:span text:style-name="T3"> Если параметры командной строки вас не устраивают по количеству или содержимому, программа должна вывести одну строчку, содержащую сообщение об ошибке. Она должна начинаться с фразы "ERROR:", за которой через пробел следует пояснение проблемы.</text:span></text:p>
            </text:list-item>
            <text:list-item>
              <text:p text:style-name="P21"><text:span text:style-name="T9">2.1.5. </text:span><text:span text:style-name="T3">Вывод должен осуществляться в стандартный поток вывода. Одной прочитанной строке должна соответствовать одна напечатанная</text:span>, завершённая переводом строки<text:span text:style-name="T3">. Никаких дополнительных подсказок, переводов строк для красоты и «пауз» быть не должно. Сколько строк было во входном потоке, столько должно быть и в выходном (легко проверяется с помощью перенаправления ввода и вывода).</text:span><text:line-break/><text:tab/><text:span text:style-name="T26">Примечание 1</text:span><text:span text:style-name="T11">:</text:span><text:span text:style-name="T3"> </text:span>строки входного потока должны разделяться, а не обязаны завершаться переводами строк; последнего перевода может и не быть на входе, но он должен быть на выходе.<text:line-break/><text:tab/><text:span text:style-name="T26">Примечание 2:</text:span> в соответствии с общепринятой практикой финальный перевод строки в потоке не считается образующим новую пустую строку! Таким образом, “<text:span text:style-name="T34">2+2</text:span><text:span text:style-name="T35">\n</text:span>” считается одной строкой на входе.</text:p>
            </text:list-item>
            <text:list-item>
              <text:p text:style-name="P21"><text:span text:style-name="T9">2.1.6. </text:span><text:span text:style-name="T3">Прочитанные пустые строки и строки комментариев должны выводиться без изменений. Пустой строкой считается строка, содержащая ноль или более пробельных символов (не только пробелов! ориентируйтесь на </text:span><text:span text:style-name="T12">isspace()</text:span><text:span text:style-name="T3">), расположенная не в конце файла. Строкой комментария считается строка, начинающаяся с двух косых черт </text:span>“<text:span text:style-name="T34">//</text:span>”<text:span text:style-name="T3"> и содержащая произвольный текст. Строка может содержать пробельные символы </text:span>до начала комментария, но не другой текст.</text:p>
            </text:list-item>
            <text:list-item>
              <text:p text:style-name="P21"><text:span text:style-name="T9">2.1.7. </text:span><text:span text:style-name="T3">Остальные строки должны восприниматься как выражения и сразу же вычисляться. Выводиться должна исходная формула без изменений и, в той же строке, численное значение результата (или краткое описание ошибки). Исходная формула от результата (или ошибки) должна отделяться двойным знаком равенства (==), обрамл</text:span>ё<text:span text:style-name="T3">нным пробелами.</text:span></text:p>
            </text:list-item>
            <text:list-item>
              <text:p text:style-name="P21"><text:span text:style-name="T9">2.1.8. </text:span><text:span text:style-name="T3">Результат должен выводиться с необходимой точностью. Требуемый формат вывода соответствует спецификатору "%g" (конечные нули не выводятся, при необходимости используется научная форма записи).</text:span></text:p>
            </text:list-item>
            <text:list-item>
              <text:p text:style-name="P21"><text:span text:style-name="T9">2.1.9.</text:span><text:span text:style-name="T3"> При возникновении ошибки во время обработки выражения сообщение о ней должно выводиться вместо результата (после знака равенства). Оно должно начинаться с фразы "ERROR:", за которой через пробел следует пояснение проблемы. Работа программы при этом не должна прерываться.</text:span></text:p>
            </text:list-item>
            <text:list-item>
              <text:p text:style-name="P21"><text:span text:style-name="T9">2.1.10. </text:span><text:span text:style-name="T3">Ничего другого вводиться и выводиться не должно, чтобы программа могла работать в не</text:span>и<text:span text:style-name="T3">нтерактивном (автомат</text:span>ическом<text:span text:style-name="T3">) режиме.</text:span></text:p>
            </text:list-item>
            <text:list-item>
              <text:p text:style-name="P21"><text:span text:style-name="T9">2.1.11. </text:span><text:span text:style-name="T3">Никакого явного или неявного ограничения на длину входной (и выходной) строки быть не должно. Программа должна корректно читать и обрабатывать строки любой длины.</text:span></text:p>
            </text:list-item>
            <text:list-item>
              <text:p text:style-name="P21"><text:span text:style-name="T9">2.1.12.</text:span><text:span text:style-name="T3"> Корректно работающая программа должна завершаться с кодом возврата 0 ("ноль", отсутствие ошибки). В случае возникновения фатальных ошибок, мешающих продолжению программы (п.2.1.9 к ним не относится), возможны ненулевые коды возврата. Пример: в пункте 2.1.4 разумно использовать ненулевой код возврата.</text:span></text:p>
            </text:list-item>
          </text:list>
        </text:list-item>
        <text:list-item>
          <text:p text:style-name="P16"><text:span text:style-name="T9">2.2. </text:span><text:span text:style-name="T3">Текст программы должен подчиняться выбранному преподавателем стилю кодирования (см. отдельн</text:span>ую<text:span text:style-name="T3"> инструкци</text:span>ю<text:span text:style-name="T3">), определяющему:</text:span></text:p>
          <text:list>
            <text:list-item>
              <text:p text:style-name="P23"><text:span text:style-name="T9">2.2.1. </text:span><text:span text:style-name="T3">Форматирование исходного текста</text:span></text:p>
            </text:list-item>
            <text:list-item>
              <text:p text:style-name="P23"><text:span text:style-name="T9">2.2.2. </text:span><text:span text:style-name="T3">Наименование переменных, констант, типов, функций</text:span></text:p>
            </text:list-item>
            <text:list-item>
              <text:p text:style-name="P23"><text:span text:style-name="T9">2.2.3. </text:span><text:span text:style-name="T3">Комментарии к коду</text:span></text:p>
            </text:list-item>
          </text:list>
        </text:list-item>
        <text:list-item>
          <text:p text:style-name="P16"><text:span text:style-name="T9">2.3. </text:span><text:span text:style-name="T3">Должен соблюдаться принцип модульности: алгоритм должен быть логически и физически отделен от интерфейса с пользователем.</text:span></text:p>
          <text:list>
            <text:list-item>
              <text:p text:style-name="P21"><text:span text:style-name="T9">2.3.1. </text:span><text:span text:style-name="T3">Вычислительный алгоритм должен быть оформлен в виде отдельной функции, принимающей на вход строку, в которой записано выражение (напр., “double calculate(char const * expression);”)</text:span></text:p>
            </text:list-item>
            <text:list-item>
              <text:p text:style-name="P21"><text:span text:style-name="T9">2.3.2. </text:span><text:span text:style-name="T3">Эта основная функция должна заниматься одной задачей — вычислением выражения, и не должна ничего читать с клавиатуры или выводить на экран. Она может (и должна) быть разбита на вспомогательные подфункции, выполняющие отдельные подзадачи.</text:span></text:p>
            </text:list-item>
            <text:list-item>
              <text:p text:style-name="P21"><text:span text:style-name="T9">2.3.3. </text:span><text:span text:style-name="T3">Эта основная и все вспомогательные функции должны быть помещены в отдельный модуль (модули) со своим правильно оформленным заголовочным файлом.</text:span></text:p>
            </text:list-item>
          </text:list>
        </text:list-item>
        <text:list-item>
          <text:p text:style-name="P18"><text:span text:style-name="T9">2.4.</text:span><text:span text:style-name="T3"> Ошибки времени выполнения должны корректно обрабатываться.</text:span></text:p>
          <text:list>
            <text:list-item>
              <text:p text:style-name="P21"><text:span text:style-name="T9">2.4.1.</text:span><text:span text:style-name="T3"> Программа не должна "падать" (генерировать исключения) и "зависать" (попадать в бесконечный цикл).</text:span></text:p>
            </text:list-item>
            <text:list-item>
              <text:p text:style-name="P21"><text:soft-page-break/><text:span text:style-name="T9">2.4.2.</text:span><text:span text:style-name="T3"> Программа должна быть максимально защищена от неправильных входных данных ("защита от дурака"), ошибок ввода-вывода, а также от ошибок, возникающих в ходе вычислений (таких как деление на ноль).</text:span></text:p>
            </text:list-item>
            <text:list-item>
              <text:p text:style-name="P21"><text:span text:style-name="T9">2.4.3.</text:span><text:span text:style-name="T3"> Алгоритмический модуль должен корректно сообщать интерфейсному модулю о возникновении ошибки, а не приводить к аварийному завершению программы (напр., "</text:span><text:span text:style-name="T13">error_t Calculate(char const* expression, double* result);</text:span><text:span text:style-name="T3">" </text:span>или "<text:span text:style-name="T34">double Calculate(char const* expression, error_t* error);</text:span>"<text:span text:style-name="T3">).</text:span></text:p>
            </text:list-item>
            <text:list-item>
              <text:p text:style-name="P21"><text:span text:style-name="T9">2.4.4.</text:span><text:span text:style-name="T3"> По тексту программы в правильных местах должны быть расставлены проверки на нарушение внутренней логики (assertions) для своевременного обнаружения ошибок в ваших алгоритмах (пред-/постусловия для функций и блоков команд).</text:span></text:p>
            </text:list-item>
            <text:list-item>
              <text:p text:style-name="P21"><text:span text:style-name="T9">2.4.5.</text:span><text:span text:style-name="T3"> Программа должна быть вами всесторонне протестирована на различных входных данных. Упростите жизнь, создайте себе файл с </text:span>выражениями для проверки.</text:p>
            </text:list-item>
            <text:list-item>
              <text:p text:style-name="P21"><text:span text:style-name="T9">2.4.6.</text:span><text:span text:style-name="T3"> Программа должна использовать встроенные средства для отладки памяти (crtdbg.h), чтобы отследить возможные ошибки: утечки памяти (неосвобождённые блоки), пропись (переполнение буфера) и т.п.</text:span></text:p>
            </text:list-item>
            <text:list-item>
              <text:p text:style-name="P21"><text:span text:style-name="T24">2.4.7.</text:span> <text:span text:style-name="T26">РАЗЪЯСНЕНИЕ:</text:span> Случаи нехватки памяти должны корректно обрабатываться как и другие ошибки времени выполнения. При нехватке памяти во время вычислений должно выдаваться сообщение об ошибке вместо результата (см. п.2.1.9). При нехватке памяти во время чтения входной строки должно выдаваться сообщение об ошибке (“ERROR: ...”) вместо всего выражения, а входные данные корректно пропускаться до начала следующей строки (содержащей следующее выражение). Программа не должна аварийно завершаться, нехватка памяти для одного выражения не означает, что ее не хватит для остальных.</text:p>
            </text:list-item>
          </text:list>
        </text:list-item>
        <text:list-item>
          <text:p text:style-name="P16"><text:span text:style-name="T15">2.5.</text:span><text:span text:style-name="T16"> На отлично:</text:span><text:span text:style-name="T3"> Программа должна проходить проверку специальным инструментом-</text:span>линтером<text:span text:style-name="T3"> (</text:span><text:a xlink:type="simple" xlink:href="https://www.viva64.com/ru/b/0457/" text:style-name="ListLabel_20_46" text:visited-style-name="ListLabel_20_46"><text:span text:style-name="T31">PVS-Studio</text:span></text:a> или аналогичным, по согласованию с преподавателем<text:span text:style-name="T3">), который помогает обнаружить большое количество логических ошибок и неточностей. Большинство выявленных ошибок и нестабильностей (потенциальных ошибок) должно быть устранено (см. лекции)</text:span>, в первую очередь уровня High и Medium.<text:line-break/><text:tab/><text:span text:style-name="T26">Примечание:</text:span> для бесплатной проверки при помощи PVS-Studio (на соответствующей стадии) ваши си-файлы должны начинаться с комментария определенного вида. Будет неплохо, если вы позаботитесь об этом заранее, даже если не собираетесь выполнять задания “на отлично”.<text:line-break/><text:span text:style-name="T36"><text:tab/></text:span><text:span text:style-name="T27">Примечание 2:</text:span><text:span text:style-name="T36"> робот запускает PVS-Studio из командной строки, и линтер ему выдаёт сообщения </text:span><text:span text:style-name="T27">обо всех</text:span><text:span text:style-name="T36"> найденных ошибках, но не все доходят до вас — робот не считает критическими ошибки уровня &gt; 2, а также игнорирует коды V1xx, V2xx, V3xx, V802. Обратите внимание, что расширение для Visual Studio может иметь </text:span><text:span text:style-name="T27">другие настройки по умолчанию</text:span><text:span text:style-name="T36"> и фильтровать сообщения по-другому (скрывая от вам больше, в частности правила из набора MISRA).</text:span></text:p>
        </text:list-item>
        <text:list-item>
          <text:p text:style-name="P16"><text:span text:style-name="T17">2.6.</text:span><text:span text:style-name="T18"> По желанию:</text:span><text:span text:style-name="T3"> Второй интерфейсный модуль, то есть второй вариант программы, работающий в виде оконного Windows-приложения с тем же алгоритмическим блоком.</text:span></text:p>
        </text:list-item>
      </text:list>
      <text:p text:style-name="P5"/>
      <text:p text:style-name="P4"><text:span text:style-name="T2">3. Требования к функциональности расчётного модуля</text:span></text:p>
      <text:p text:style-name="P7"/>
      <text:list xml:id="list2663600774" text:style-name="WWNum2">
        <text:list-item>
          <text:p text:style-name="P17"><text:span text:style-name="T9">3.1. </text:span><text:span text:style-name="T3">Выражения представляют собой набор операндов, разделенных знаками операций с соответствующими приоритетами и ассоциативностью, известными из математики и/или языка Си и других языков. Примечание: есть много онлайн-калькуляторов, начиная с google.com, с которыми можно и нужно сравниваться. Спорные моменты решаются преподавателем.</text:span></text:p>
          <text:list>
            <text:list-item>
              <text:p text:style-name="P22"><text:span text:style-name="T9">3.1.1.</text:span><text:span text:style-name="T3"> Никакого явного или неявного ограничения на сложность выражения быть не должно </text:span>за исключением нехватки оперативной памяти (тем не менее, см. п.2.4)<text:span text:style-name="T3">. Алгоритм должен корректно и быстро читать и обрабатывать выражения любой сложности (как и строки любой длины).</text:span></text:p>
            </text:list-item>
          </text:list>
        </text:list-item>
        <text:list-item>
          <text:p text:style-name="P19"><text:span text:style-name="T9">3.2. </text:span><text:span text:style-name="T3">Операндами могут являться:</text:span></text:p>
          <text:list>
            <text:list-item>
              <text:p text:style-name="P24"><text:span text:style-name="T9">3.2.1. </text:span><text:span text:style-name="T3">Целые числа (литеральные конст</text:span>анты<text:span text:style-name="T3">).</text:span></text:p>
            </text:list-item>
            <text:list-item>
              <text:p text:style-name="P22"><text:span text:style-name="T9">3.2.2. </text:span><text:span text:style-name="T3">Вещественные числа (литеральные константы), в том числе и в научной (экспоненциальной) форме записи. В формате записи констант следует ориентироваться на стандарт языка Си, см. например, </text:span><text:a xlink:type="simple" xlink:href="http://www.google.com/url?q=http%3A%2F%2Fmsdn.microsoft.com%2Fen-us%2Flibrary%2Fw9bk1wcy.aspx&amp;sa=D&amp;sntz=1&amp;usg=AFQjCNELubybAue5sxa7Luj8KR9C3BaUBw" text:style-name="ListLabel_20_47" text:visited-style-name="ListLabel_20_47"><text:span text:style-name="T19">http://msdn.microsoft.com/en-us/library/w9bk1wcy.aspx</text:span></text:a></text:p>
            </text:list-item>
            <text:list-item>
              <text:p text:style-name="P24"><text:span text:style-name="T9">3.2.3. </text:span><text:span text:style-name="T3">Именованные константы </text:span><text:span text:style-name="T14">pi</text:span><text:span text:style-name="T3"> и </text:span><text:span text:style-name="T14">e</text:span><text:span text:style-name="T3">, заданные с достаточной (максимально возможной) точностью.</text:span></text:p>
            </text:list-item>
          </text:list>
        </text:list-item>
        <text:list-item>
          <text:p text:style-name="P19"><text:span text:style-name="T9">3.3. </text:span><text:span text:style-name="T3">Должны поддерживаться основные арифметические операции:</text:span></text:p>
          <text:list>
            <text:list-item>
              <text:p text:style-name="P22"><text:span text:style-name="T9">3.3.1. </text:span><text:span text:style-name="T3">Унарный минус (−</text:span>a<text:span text:style-name="T3">). </text:span>Не требует круглых скобок для корректного вычисления нескольких минусов подряд, т.к. порядок вычислений определяется однозначно: 1+−−−2 = −1.</text:p>
            </text:list-item>
            <text:list-item>
              <text:p text:style-name="P22"><text:span text:style-name="T9">3.3.2. </text:span><text:span text:style-name="T3">Бинарное сложение (a+b), вычитание (a−b), умножение (a*b), деление (a/b) и возведение в степень (a^b)</text:span>, которое имеет <text:span text:style-name="T37">наивысший приоритет и</text:span> ассоциативность справа<text:span text:style-name="T3">. </text:span>С точки зрения приоритета наблюдается <text:span text:style-name="T3">не сразу очевидное поведение степени по </text:span>отношению к унарному минусу: −2^2 = −4.</text:p>
            </text:list-item>
            <text:list-item>
              <text:p text:style-name="P22"><text:span text:style-name="T9">3.3.3. </text:span><text:span text:style-name="T3">Круглые скобки для группировки (переопределения приоритета). Скобки не являются обязательными </text:span>в том случае, когда порядок применения операций очевиден и однозначно определён.</text:p>
            </text:list-item>
          </text:list>
        </text:list-item>
        <text:list-item>
          <text:p text:style-name="P17"><text:span text:style-name="T9">3.4. </text:span><text:span text:style-name="T3">Кроме операций формулы могут содержать вызовы функций вида "sin(5)" (</text:span>своего рода унарная операция<text:span text:style-name="T3">). </text:span>Необходимость скобок вокруг аргумента в задании не специфицируется, решение принимается исполнителем.<text:span text:style-name="T3"> Должны поддерживаться следующие функции:</text:span></text:p>
          <text:list>
            <text:list-item>
              <text:p text:style-name="P24"><text:span text:style-name="T9">3.4.1. </text:span><text:span text:style-name="T3">корень (sqrt);</text:span></text:p>
            </text:list-item>
            <text:list-item>
              <text:p text:style-name="P24"><text:span text:style-name="T9">3.4.2. </text:span><text:span text:style-name="T3">тригонометрические (sin, cos, tg, ctg, arcsin, arccos, arctg);</text:span></text:p>
            </text:list-item>
            <text:list-item>
              <text:p text:style-name="P24"><text:span text:style-name="T9">3.4.3. </text:span><text:span text:style-name="T3">натуральный логарифм (ln);</text:span></text:p>
            </text:list-item>
            <text:list-item>
              <text:p text:style-name="P24"><text:span text:style-name="T9">3.4.4.</text:span><text:span text:style-name="T3"> округление вниз (floor) и вверх (ceil).</text:span></text:p>
            </text:list-item>
          </text:list>
        </text:list-item>
        <text:list-item>
          <text:p text:style-name="P19"><text:soft-page-break/><text:span text:style-name="T9">3.5. </text:span><text:span text:style-name="T3">Вычисления должны проводиться с точностью типа double.</text:span></text:p>
        </text:list-item>
        <text:list-item>
          <text:p text:style-name="P17"><text:span text:style-name="T9">3.6. </text:span><text:span text:style-name="T3">Формулы могут содержать любые пробельные символы </text:span><text:span text:style-name="T5">(не только пробелы!)</text:span><text:span text:style-name="T3">, не мешающие вычислениям (свободная форма записи выражения), то есть, не разбивающие лексемы на части.</text:span></text:p>
        </text:list-item>
        <text:list-item>
          <text:p text:style-name="P19"><text:span text:style-name="T15">3.7.</text:span><text:span text:style-name="T16"> На отлично:</text:span><text:span text:style-name="T11"> </text:span><text:span text:style-name="T3">функция логарифма по произвольному основанию “log(a,x)” от двух аргументов.</text:span></text:p>
        </text:list-item>
        <text:list-item>
          <text:p text:style-name="P17"><text:span text:style-name="T15">3.8.</text:span><text:span text:style-name="T16"> На отлично:</text:span><text:span text:style-name="T11"> </text:span><text:span text:style-name="T3">сохранение промежуточных результатов во временных переменных и использование их в качестве операндов. Это подразумевает последовательное вычисление нескольких выражений, перечисленных через точку с запятой, с возвращением значения последнего из них. Пример такого выражения: "x = 2 * 2; y = 1 + 2; x^y + x", его значение равно 68. Значения временных переменных не сохраняются и не могут быть использованы в следующих выражениях.</text:span><text:line-break/><text:tab/><text:span text:style-name="T11">Примечание:</text:span><text:span text:style-name="T3"> для успешной сдачи д</text:span>остаточно реализации однобуквенных переменных, если сложно обеспечить полноценные идентификаторы.</text:p>
        </text:list-item>
        <text:list-item>
          <text:p text:style-name="P19"><text:span text:style-name="T17">3.9.</text:span><text:span text:style-name="T18"> По желанию: </text:span><text:span text:style-name="T3">Сохранение результатов в глобальных переменных для использования в последующих выражениях. Для того, чтобы отличать от временного присвоения, следует использовать знак ":=". Пример такого выражения: "x := 2 + 2".</text:span></text:p>
        </text:list-item>
        <text:list-item>
          <text:p text:style-name="P19"><text:span text:style-name="T17">3.10.</text:span><text:span text:style-name="T18"> По желанию:</text:span><text:span text:style-name="T11"> </text:span><text:span text:style-name="T3">Возможность определения собственных функций от одного или нескольких параметров, для использования в последующих выражениях. Пример такого определения: "sqr(x) := x * x".</text:span></text:p>
        </text:list-item>
        <text:list-item>
          <text:p text:style-name="P19"><text:span text:style-name="T17">3.11.</text:span><text:span text:style-name="T18"> По желанию:</text:span><text:span text:style-name="T20"> </text:span><text:span text:style-name="T3">Поддержка шестнадцатеричных и двоичных ("</text:span><text:span text:style-name="T35">0x</text:span><text:span text:style-name="T12">A0C6</text:span><text:span text:style-name="T3">", "</text:span><text:span text:style-name="T14">0b</text:span><text:span text:style-name="T12">101001</text:span><text:span text:style-name="T3">") констант в качестве операндов.</text:span></text:p>
        </text:list-item>
      </text:list>
      <text:p text:style-name="P8"/>
      <text:p text:style-name="P26"/>
      <text:p text:style-name="P26">См. примеры диалога на следующей странице.</text:p>
      <text:p text:style-name="P4"/>
      <text:p text:style-name="P12"><text:span text:style-name="T33">Пример</text:span></text:p>
      <text:p text:style-name="P26"/>
      <text:p text:style-name="P26">Вводимое пользователем выделено <text:span text:style-name="T22">цветом и жирным шрифтом</text:span>.</text:p>
      <text:p text:style-name="P26"/>
      <text:p text:style-name="P26">Перенаправление ввода-вывода</text:p>
      <text:p text:style-name="P27"><text:span text:style-name="T34">C:\&gt; </text:span><text:span text:style-name="T23">calc.exe &lt; input.txt &gt; output.txt</text:span></text:p>
      <text:p text:style-name="P26"/>
      <text:p text:style-name="P26">Чтение из файла</text:p>
      <text:p text:style-name="P27"><text:span text:style-name="T34">C:\&gt; </text:span><text:span text:style-name="T23">calc.exe input.txt &gt; output.txt</text:span></text:p>
      <table:table table:name="Table3" table:style-name="Table3">
        <table:table-column table:style-name="Table3.A"/>
        <table:table-column table:style-name="Table3.B"/>
        <table:table-row table:style-name="Table3.1">
          <table:table-cell table:style-name="Table3.A1" office:value-type="string">
            <text:p text:style-name="P28"><text:span text:style-name="T34">input.txt</text:span></text:p>
          </table:table-cell>
          <table:table-cell table:style-name="Table3.A1" office:value-type="string">
            <text:p text:style-name="P28"><text:span text:style-name="T34">output.txt</text:span></text:p>
          </table:table-cell>
        </table:table-row>
        <table:table-row table:style-name="Table3.1">
          <table:table-cell table:style-name="Table3.A2" office:value-type="string">
            <text:p text:style-name="P28"><text:span text:style-name="T23">2+2</text:span></text:p>
            <text:p text:style-name="P28"><text:span text:style-name="T23">2*(3-1)</text:span></text:p>
            <text:p text:style-name="P29"/>
            <text:p text:style-name="P28"><text:span text:style-name="T23">// hello, world</text:span></text:p>
            <text:p text:style-name="P28"><text:span text:style-name="T23">2+(1+</text:span></text:p>
            <text:p text:style-name="P28"><text:span text:style-name="T23">2+2+2+2+2+2+2+2+2+2</text:span></text:p>
            <text:p text:style-name="P28"><text:span text:style-name="T23">2+2</text:span></text:p>
            <text:p text:style-name="P28"><text:span text:style-name="T23">1+1</text:span></text:p>
          </table:table-cell>
          <table:table-cell table:style-name="Table3.B2" office:value-type="string">
            <text:p text:style-name="P28"><text:span text:style-name="T34">2+2 == 4</text:span></text:p>
            <text:p text:style-name="P28"><text:span text:style-name="T34">2*(3-1) == 4</text:span></text:p>
            <text:p text:style-name="P30"/>
            <text:p text:style-name="P28"><text:span text:style-name="T34">// hello, world</text:span></text:p>
            <text:p text:style-name="P28"><text:span text:style-name="T34">2+(1+ == ERROR: brackets</text:span></text:p>
            <text:p text:style-name="P28"><text:span text:style-name="T34">ERROR: not enough memory</text:span></text:p>
            <text:p text:style-name="P28"><text:span text:style-name="T34">2+2 == ERROR: not enough memory</text:span></text:p>
            <text:p text:style-name="P28"><text:span text:style-name="T34">1+1 == 2</text:span></text:p>
          </table:table-cell>
        </table:table-row>
      </table:table>
      <text:p text:style-name="P26"/>
      <text:p text:style-name="P26">Интерактивный режим</text:p>
      <text:p text:style-name="P4"><text:span text:style-name="T34">C:\&gt; </text:span><text:span text:style-name="T23">calc.exe</text:span></text:p>
      <text:p text:style-name="P9"/>
      <table:table table:name="Table4" table:style-name="Table4">
        <table:table-column table:style-name="Table4.A"/>
        <table:table-row table:style-name="Table4.1">
          <table:table-cell table:style-name="Table4.A1" office:value-type="string">
            <text:p text:style-name="P4"><text:span text:style-name="T34">stdin+stdout</text:span></text:p>
          </table:table-cell>
        </table:table-row>
        <table:table-row table:style-name="Table4.1">
          <table:table-cell table:style-name="Table4.A2" office:value-type="string">
            <text:p text:style-name="P28"><text:span text:style-name="T23">2+2</text:span></text:p>
            <text:p text:style-name="P28"><text:span text:style-name="T34">2+2 == 4</text:span></text:p>
            <text:p text:style-name="P28"><text:span text:style-name="T23">2*(3-1)</text:span></text:p>
            <text:p text:style-name="P28"><text:span text:style-name="T34">2*(3-1) == 4</text:span></text:p>
            <text:p text:style-name="P30"/>
            <text:p text:style-name="P30"/>
            <text:p text:style-name="P28"><text:span text:style-name="T23">// hello, world</text:span></text:p>
            <text:p text:style-name="P28"><text:span text:style-name="T34">// hello, world</text:span></text:p>
            <text:p text:style-name="P28"><text:span text:style-name="T23">2+(1+</text:span></text:p>
            <text:p text:style-name="P28"><text:span text:style-name="T34">2+(1+ == ERROR: brackets</text:span></text:p>
            <text:p text:style-name="P28"><text:span text:style-name="T23">2+2+2+2+2+2+2+2+2+2</text:span></text:p>
            <text:p text:style-name="P28"><text:span text:style-name="T34">ERROR: not enough memory</text:span></text:p>
            <text:p text:style-name="P28"><text:span text:style-name="T23">2+2</text:span></text:p>
            <text:p text:style-name="P28"><text:span text:style-name="T34">2+2 == ERROR: not enough memory</text:span></text:p>
            <text:p text:style-name="P28"><text:span text:style-name="T23">1+1</text:span></text:p>
            <text:p text:style-name="P28"><text:span text:style-name="T34">1+1 == 2</text:span></text:p>
            <text:p text:style-name="P28"><text:span text:style-name="T23">^Z</text:span><text:span text:style-name="T34"> <text:s/></text:span><text:span text:style-name="T39">← </text:span><text:span text:style-name="T40">примечание: это не степень; так отображается нажатие Ctrl+Z</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ce style:name="Georgia1" svg:font-family="Georgia"/>
    <style:font-face style:name="Arial Black" svg:font-family="'Arial Blac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Black2" svg:font-family="'Arial Black'"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en" fo:country="US" style:letter-kerning="false" style:font-name-asian="Georgia2" style:font-size-asian="12pt" style:language-asian="zh" style:country-asian="CN" style:font-name-complex="Georgi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letter-kerning="false" style:font-name-asian="Georgia2" style:font-size-asian="12pt" style:language-asian="zh" style:country-asian="CN" style:font-name-complex="Georgia2" style:font-size-complex="12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18pt" fo:font-style="normal" style:text-underline-style="none" fo:font-weight="bold" style:font-name-asian="Georgia2" style:font-family-asian="Georgia" style:font-family-generic-asian="system" style:font-pitch-asian="variable" style:font-size-asian="18pt" style:font-style-asian="normal" style:font-weight-asian="bold" style:font-name-complex="Georgia2" style:font-family-complex="Georgi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14pt" fo:font-style="normal" style:text-underline-style="none" fo:font-weight="bold" style:font-name-asian="Georgia2" style:font-family-asian="Georgia" style:font-family-generic-asian="system" style:font-pitch-asian="variable" style:font-size-asian="14pt" style:font-style-asian="normal" style:font-weight-asian="bold" style:font-name-complex="Georgia2" style:font-family-complex="Georgi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12pt" fo:font-style="normal" style:text-underline-style="none" fo:font-weight="bold" style:font-name-asian="Georgia2" style:font-family-asian="Georgia" style:font-family-generic-asian="system" style:font-pitch-asian="variable" style:font-size-asian="12pt" style:font-style-asian="normal" style:font-weight-asian="bold" style:font-name-complex="Georgia2" style:font-family-complex="Georg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10pt" fo:font-style="normal" style:text-underline-style="none" fo:font-weight="bold" style:font-name-asian="Georgia2" style:font-family-asian="Georgia" style:font-family-generic-asian="system" style:font-pitch-asian="variable" style:font-size-asian="10pt" style:font-style-asian="normal" style:font-weight-asian="bold" style:font-name-complex="Georgia2" style:font-family-complex="Georgi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8pt" fo:font-style="normal" style:text-underline-style="none" fo:font-weight="bold" style:font-name-asian="Georgia2" style:font-family-asian="Georgia" style:font-family-generic-asian="system" style:font-pitch-asian="variable" style:font-size-asian="8pt" style:font-style-asian="normal" style:font-weight-asian="bold" style:font-name-complex="Georgia2" style:font-family-complex="Georgi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uto" fo:orphans="0" fo:widows="0" fo:text-indent="0in" style:auto-text-indent="false" fo:keep-with-next="auto"/>
      <style:text-properties fo:color="#000000" style:text-line-through-style="none" style:text-line-through-type="none" style:text-position="0% 100%" style:font-name="Georgia" fo:font-family="Georgia" style:font-family-generic="roman" style:font-pitch="variable" fo:font-size="8pt" fo:font-style="normal" style:text-underline-style="none" fo:font-weight="bold" style:font-name-asian="Georgia2" style:font-family-asian="Georgia" style:font-family-generic-asian="system" style:font-pitch-asian="variable" style:font-size-asian="8pt" style:font-style-asian="normal" style:font-weight-asian="bold" style:font-name-complex="Georgia2" style:font-family-complex="Georgi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2" style:font-family-asian="Georgia" style:font-family-generic-asian="system" style:font-pitch-asian="variable" style:font-size-asian="24pt" style:font-style-asian="italic" style:font-name-complex="Georgia2"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 style:display-name="ListLabel 3"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4" style:display-name="ListLabel 4"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5" style:display-name="ListLabel 5"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6" style:display-name="ListLabel 6"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7" style:display-name="ListLabel 7"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8" style:display-name="ListLabel 8"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9" style:display-name="ListLabel 9"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10" style:display-name="ListLabel 10"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1" style:display-name="ListLabel 11"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2" style:display-name="ListLabel 12"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3" style:display-name="ListLabel 13"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4" style:display-name="ListLabel 14"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5" style:display-name="ListLabel 15"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6" style:display-name="ListLabel 16"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8" style:display-name="ListLabel 18"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19" style:display-name="ListLabel 19"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0" style:display-name="ListLabel 20"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2" style:display-name="ListLabel 22"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3" style:display-name="ListLabel 23"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4" style:display-name="ListLabel 24"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5" style:display-name="ListLabel 25"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6" style:display-name="ListLabel 26"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7" style:display-name="ListLabel 27"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28" style:display-name="ListLabel 28"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29" style:display-name="ListLabel 29"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0" style:display-name="ListLabel 30"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1" style:display-name="ListLabel 31"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2" style:display-name="ListLabel 32"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3" style:display-name="ListLabel 33"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4" style:display-name="ListLabel 34"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5" style:display-name="ListLabel 35"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6" style:display-name="ListLabel 36" style:family="text">
      <style:text-properties fo:font-variant="normal" fo:text-transform="none" fo:color="#000000" style:text-line-through-style="none" style:text-line-through-type="none" style:text-position="0% 100%" fo:font-size="12pt" fo:font-style="normal" style:text-underline-style="none"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style:style style:name="ListLabel_20_37" style:display-name="ListLabel 37"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38" style:display-name="ListLabel 38"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39" style:display-name="ListLabel 39"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0" style:display-name="ListLabel 40"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1" style:display-name="ListLabel 41"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2" style:display-name="ListLabel 42"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3" style:display-name="ListLabel 43"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4" style:display-name="ListLabel 44"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5" style:display-name="ListLabel 45" style:family="text">
      <style:text-properties fo:font-variant="normal" fo:text-transform="none" fo:color="#000000" style:text-line-through-style="none" style:text-line-through-type="none" style:text-position="0% 100%" fo:font-size="12pt" fo:font-style="normal" style:text-underline-style="none" fo:font-weight="normal" style:font-name-asian="Arial Black2" style:font-family-asian="'Arial Black'" style:font-family-generic-asian="system" style:font-pitch-asian="variable" style:font-size-asian="12pt" style:font-style-asian="normal" style:font-weight-asian="normal" style:font-name-complex="Arial Black2" style:font-family-complex="'Arial Black'" style:font-family-generic-complex="system" style:font-pitch-complex="variable" style:font-size-complex="12pt"/>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variant="normal" fo:text-transform="none" fo:color="#0000ee" style:text-line-through-style="none" style:text-line-through-type="none" style:text-position="0% 100%" style:font-name="Georgia" fo:font-family="Georgia" style:font-family-generic="roman" style:font-pitch="variable" fo:font-size="12pt" fo:font-style="normal" style:text-underline-style="solid" style:text-underline-width="auto" style:text-underline-color="font-color" fo:font-weight="normal" style:font-name-asian="Georgia2" style:font-family-asian="Georgia" style:font-family-generic-asian="system" style:font-pitch-asian="variable" style:font-size-asian="12pt" style:font-style-asian="normal" style:font-weight-asian="normal" style:font-name-complex="Georgia2" style:font-family-complex="Georgia"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Georgia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Georgia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Georgia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Georgia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Georgia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Georgia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Georgia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Georgi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Black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 Black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Black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 Black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 Black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 Black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 Black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 Black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 Black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Black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 Black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 Black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 Black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 Black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 Black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 Black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 Black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 Black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Georgia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Georgia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Georgia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Georgia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Georgia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Georgia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Georgia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Georgi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Black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 Black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 Black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 Black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 Black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 Black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 Black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 Black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 Black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6" meta:paragraph-count="137" meta:word-count="2656" meta:character-count="19683" meta:non-whitespace-character-count="17231"/>
    <meta:generator>LibreOfficeDev/6.0.5.2$Linux_X86_64 LibreOffice_project/</meta:generator>
  </office:meta>
</office:document-meta>
</file>